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23" calcext:value-type="float">
            <text:p>1.23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2.46" calcext:value-type="float">
            <text:p>2.46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4.92" calcext:value-type="float">
            <text:p>4.92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9.84" calcext:value-type="float">
            <text:p>9.8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9.68" calcext:value-type="float">
            <text:p>19.68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06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04.09.18</text:p>
          </table:table-cell>
          <table:table-cell table:style-name="ce6" office:value-type="string" calcext:value-type="string">
            <text:p>14.09.18</text:p>
          </table:table-cell>
          <table:table-cell table:style-name="ce3" office:value-type="string" calcext:value-type="string">
            <text:p>Проба 26 отсутствует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20:31:11.3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6S</meta:editing-duration>
    <meta:editing-cycles>4</meta:editing-cycles>
    <meta:generator>LibreOffice/5.2.7.2$Windows_x86 LibreOffice_project/2b7f1e640c46ceb28adf43ee075a6e8b8439ed10</meta:generator>
    <dc:date>2018-09-15T20:31:34.903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